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size( Collection &lt; ?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SpiesDoesNotYieldNPETest.shouldNotThrowN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.le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ize( Map &lt; ? , ?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